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1" style:family="table">
      <style:table-properties style:width="11.552cm" fo:margin-left="-0.053cm" fo:margin-right="5.502cm" table:align="margins" style:writing-mode="lr-tb"/>
    </style:style>
    <style:style style:name="Tabel1.A" style:family="table-column">
      <style:table-column-properties style:column-width="2.32cm" style:rel-column-width="1315*"/>
    </style:style>
    <style:style style:name="Tabel1.B" style:family="table-column">
      <style:table-column-properties style:column-width="4.359cm" style:rel-column-width="2471*"/>
    </style:style>
    <style:style style:name="Tabel1.C" style:family="table-column">
      <style:table-column-properties style:column-width="4.874cm" style:rel-column-width="2763*"/>
    </style:style>
    <style:style style:name="Tabel1.1" style:family="table-row">
      <style:table-row-properties style:min-row-height="0.503cm" style:keep-together="true" fo:keep-together="auto"/>
    </style:style>
    <style:style style:name="Tabel1.A1" style:family="table-cell">
      <style:table-cell-properties style:vertical-align="bottom" fo:padding-left="0.053cm" fo:padding-right="0.053cm" fo:padding-top="0cm" fo:padding-bottom="0cm" fo:border="none"/>
    </style:style>
    <style:style style:name="Tabel1.2" style:family="table-row">
      <style:table-row-properties style:min-row-height="0.533cm" style:keep-together="true" fo:keep-together="auto"/>
    </style:style>
    <style:style style:name="P1" style:family="paragraph" style:parent-style-name="Standard" style:list-style-name="L1"/>
    <style:style style:name="P2" style:family="paragraph" style:parent-style-name="Standard" style:list-style-name="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rement (as stated by my Father-in-law): The retirement village requires a program that will print 10 lunch tickets for every unit every month, and the previous management did not want to pass this program on to the new management.</text:p>
      <text:p text:style-name="Standard"/>
      <text:p text:style-name="Standard"/>
      <text:p text:style-name="Standard">After fitting the size of each ticket (5cm wide by 9 cm height) to an A4 page size I saw that 10 tickets fitted exactly on one page and started to create a template with </text:p>
      <text:p text:style-name="Standard"/>
      <text:p text:style-name="Standard"/>
      <text:p text:style-name="Standard">Use gawk under Cygwin</text:p>
      <text:p text:style-name="Standard"/>
      <text:p text:style-name="Standard">From <text:s/>“awkuse.txt” <text:s/>under “Awk string functions:”</text:p>
      <text:p text:style-name="Standard"/>
      <text:p text:style-name="Standard">gsub(r,s,t) <text:s text:c="3"/>globally replace regex r with string s, applied to data t;</text:p>
      <text:p text:style-name="Standard"><text:s text:c="16"/>return no. of substitutions; if t is omitted, $0 is used.</text:p>
      <text:p text:style-name="Standard"/>
      <text:p text:style-name="Standard">gawk 'gsub("Emm","NOV"); gsub("Amm","NOV"); gsub("JJ","09"); gsub("XX","1"); gsub("Naam","Mev M S M Nel") ; <text:s/>{print $0 }' content.xml &gt;content_1.xml</text:p>
      <text:p text:style-name="Standard"/>
      <text:p text:style-name="Standard">"Emm","NOV"</text:p>
      <text:p text:style-name="Standard">"Amm","NOV"</text:p>
      <text:p text:style-name="Standard">"JJ","09"</text:p>
      <text:p text:style-name="Standard">"XX","1"</text:p>
      <text:p text:style-name="Standard">"Naam","Mev M S M Nel"</text:p>
      <text:p text:style-name="Standard">“Kaartjie1”,”1” .. “Kaartjie10”,”10” </text:p>
      <text:p text:style-name="Standard"/>
      <text:p text:style-name="Standard">The translation of the input file “content.xml” is redirected to the output file “content_1.xml”</text:p>
      <text:p text:style-name="Standard"/>
      <text:p text:style-name="Standard">Armed with the following information in my repertoire I </text:p>
      <text:p text:style-name="Standard"/>
      <text:p text:style-name="Standard">Overview of what I planned to be done (as I went along). This is a type of top to bottom programming approach.</text:p>
      <text:p text:style-name="Standard"/>
      <text:p text:style-name="Standard"/>
      <text:p text:style-name="Standard"/>
      <text:p text:style-name="Standard">Look at the required end result: (This is getting the user requirement or defining the purpose of the program) </text:p>
      <text:p text:style-name="Standard">We have to know where we are going before we can get a map of how to get there. This is why I list first here and not in the final logical order of processing.</text:p>
      <text:p text:style-name="Standard"/>
      <text:p text:style-name="Standard"/>
      <text:p text:style-name="Standard">Consider the processing required:</text:p>
      <text:p text:style-name="Standard">What tools are to be used?</text:p>
      <text:p text:style-name="Standard"/>
      <text:p text:style-name="Standard">What input would be given:</text:p>
      <text:p text:style-name="Standard">(What would be most convenient for the user to define and control)</text:p>
      <text:p text:style-name="Standard">In this case (and in general) I consider text files (and in particular here, CSV files) for small projects</text:p>
      <text:p text:style-name="Standard"/>
      <text:p text:style-name="Standard"/>
      <text:list xml:id="list1553004249" text:style-name="L1">
        <text:list-item>
          <text:p text:style-name="P1">Create an OpenOffice.org “write” document for visualizing the end product.</text:p>
        </text:list-item>
        <text:list-item>
          <text:p text:style-name="P1">Identify wich text might have to be changed from template to document.</text:p>
        </text:list-item>
        <text:list-item>
          <text:p text:style-name="P1">Create a copy where these text are replaced with markers (text strings that will hopefully not <text:soft-page-break/>interfere with the replacement process) (preferably with bookmarks, but I did not know how to use that effectively). Putting in the bookmarks is not a problem, but how can one change the titles automatically?</text:p>
        </text:list-item>
        <text:list-item>
          <text:p text:style-name="P1">Create text lists for the replacements.</text:p>
        </text:list-item>
        <text:list-item>
          <text:p text:style-name="P1">Test the extraction and zipping of the OO.o for my implementation</text:p>
        </text:list-item>
        <text:list-item>
          <text:p text:style-name="P1">Get a script to change the text markers in the right xml file (“content.xml”). This is to do te translation from template to formal document</text:p>
        </text:list-item>
        <text:list-item>
          <text:p text:style-name="P1"/>
        </text:list-item>
      </text:list>
      <text:p text:style-name="Standard"/>
      <text:p text:style-name="Standard"/>
      <text:p text:style-name="Standard"/>
      <text:p text:style-name="Standard"/>
      <text:p text:style-name="Standard">Month_List.txt</text:p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office:value-type="string">
            <text:p text:style-name="P2">Month</text:p>
          </table:table-cell>
          <table:table-cell table:style-name="Tabel1.A1" office:value-type="string">
            <text:p text:style-name="P2">English Abbreviation</text:p>
          </table:table-cell>
          <table:table-cell table:style-name="Tabel1.A1" office:value-type="string">
            <text:p text:style-name="P2">Afrikaans Abbreviation</text:p>
          </table:table-cell>
        </table:table-row>
        <table:table-row table:style-name="Tabel1.2">
          <table:table-cell table:style-name="Tabel1.A1" office:value-type="string">
            <text:p text:style-name="P2">1</text:p>
          </table:table-cell>
          <table:table-cell table:style-name="Tabel1.A1" office:value-type="string">
            <text:p text:style-name="P2">JAN</text:p>
          </table:table-cell>
          <table:table-cell table:style-name="Tabel1.A1" office:value-type="string">
            <text:p text:style-name="P2">JAN</text:p>
          </table:table-cell>
        </table:table-row>
        <table:table-row table:style-name="Tabel1.2">
          <table:table-cell table:style-name="Tabel1.A1" office:value-type="string">
            <text:p text:style-name="P2">2</text:p>
          </table:table-cell>
          <table:table-cell table:style-name="Tabel1.A1" office:value-type="string">
            <text:p text:style-name="P2">FEB</text:p>
          </table:table-cell>
          <table:table-cell table:style-name="Tabel1.A1" office:value-type="string">
            <text:p text:style-name="P2">FEBR</text:p>
          </table:table-cell>
        </table:table-row>
        <table:table-row table:style-name="Tabel1.2">
          <table:table-cell table:style-name="Tabel1.A1" office:value-type="string">
            <text:p text:style-name="P2">3</text:p>
          </table:table-cell>
          <table:table-cell table:style-name="Tabel1.A1" office:value-type="string">
            <text:p text:style-name="P2">MAR</text:p>
          </table:table-cell>
          <table:table-cell table:style-name="Tabel1.A1" office:value-type="string">
            <text:p text:style-name="P2">MAR</text:p>
          </table:table-cell>
        </table:table-row>
        <table:table-row table:style-name="Tabel1.2">
          <table:table-cell table:style-name="Tabel1.A1" office:value-type="string">
            <text:p text:style-name="P2">4</text:p>
          </table:table-cell>
          <table:table-cell table:style-name="Tabel1.A1" office:value-type="string">
            <text:p text:style-name="P2">APR</text:p>
          </table:table-cell>
          <table:table-cell table:style-name="Tabel1.A1" office:value-type="string">
            <text:p text:style-name="P2">APR</text:p>
          </table:table-cell>
        </table:table-row>
        <table:table-row table:style-name="Tabel1.2">
          <table:table-cell table:style-name="Tabel1.A1" office:value-type="string">
            <text:p text:style-name="P2">5</text:p>
          </table:table-cell>
          <table:table-cell table:style-name="Tabel1.A1" office:value-type="string">
            <text:p text:style-name="P2">MAY</text:p>
          </table:table-cell>
          <table:table-cell table:style-name="Tabel1.A1" office:value-type="string">
            <text:p text:style-name="P2">MEI</text:p>
          </table:table-cell>
        </table:table-row>
        <table:table-row table:style-name="Tabel1.2">
          <table:table-cell table:style-name="Tabel1.A1" office:value-type="string">
            <text:p text:style-name="P2">6</text:p>
          </table:table-cell>
          <table:table-cell table:style-name="Tabel1.A1" office:value-type="string">
            <text:p text:style-name="P2">JUN</text:p>
          </table:table-cell>
          <table:table-cell table:style-name="Tabel1.A1" office:value-type="string">
            <text:p text:style-name="P2">JUN</text:p>
          </table:table-cell>
        </table:table-row>
        <table:table-row table:style-name="Tabel1.2">
          <table:table-cell table:style-name="Tabel1.A1" office:value-type="string">
            <text:p text:style-name="P2">7</text:p>
          </table:table-cell>
          <table:table-cell table:style-name="Tabel1.A1" office:value-type="string">
            <text:p text:style-name="P2">JUL</text:p>
          </table:table-cell>
          <table:table-cell table:style-name="Tabel1.A1" office:value-type="string">
            <text:p text:style-name="P2">JUL</text:p>
          </table:table-cell>
        </table:table-row>
        <table:table-row table:style-name="Tabel1.2">
          <table:table-cell table:style-name="Tabel1.A1" office:value-type="string">
            <text:p text:style-name="P2">8</text:p>
          </table:table-cell>
          <table:table-cell table:style-name="Tabel1.A1" office:value-type="string">
            <text:p text:style-name="P2">AUG</text:p>
          </table:table-cell>
          <table:table-cell table:style-name="Tabel1.A1" office:value-type="string">
            <text:p text:style-name="P2">AUG</text:p>
          </table:table-cell>
        </table:table-row>
        <table:table-row table:style-name="Tabel1.2">
          <table:table-cell table:style-name="Tabel1.A1" office:value-type="string">
            <text:p text:style-name="P2">9</text:p>
          </table:table-cell>
          <table:table-cell table:style-name="Tabel1.A1" office:value-type="string">
            <text:p text:style-name="P2">SEP</text:p>
          </table:table-cell>
          <table:table-cell table:style-name="Tabel1.A1" office:value-type="string">
            <text:p text:style-name="P2">SEPT</text:p>
          </table:table-cell>
        </table:table-row>
        <table:table-row table:style-name="Tabel1.2">
          <table:table-cell table:style-name="Tabel1.A1" office:value-type="string">
            <text:p text:style-name="P2">10</text:p>
          </table:table-cell>
          <table:table-cell table:style-name="Tabel1.A1" office:value-type="string">
            <text:p text:style-name="P2">OCT</text:p>
          </table:table-cell>
          <table:table-cell table:style-name="Tabel1.A1" office:value-type="string">
            <text:p text:style-name="P2">OKT</text:p>
          </table:table-cell>
        </table:table-row>
        <table:table-row table:style-name="Tabel1.2">
          <table:table-cell table:style-name="Tabel1.A1" office:value-type="string">
            <text:p text:style-name="P2">11</text:p>
          </table:table-cell>
          <table:table-cell table:style-name="Tabel1.A1" office:value-type="string">
            <text:p text:style-name="P2">NOV</text:p>
          </table:table-cell>
          <table:table-cell table:style-name="Tabel1.A1" office:value-type="string">
            <text:p text:style-name="P2">NOV</text:p>
          </table:table-cell>
        </table:table-row>
        <table:table-row table:style-name="Tabel1.2">
          <table:table-cell table:style-name="Tabel1.A1" office:value-type="string">
            <text:p text:style-name="P2">12</text:p>
          </table:table-cell>
          <table:table-cell table:style-name="Tabel1.A1" office:value-type="string">
            <text:p text:style-name="P2">DEC</text:p>
          </table:table-cell>
          <table:table-cell table:style-name="Tabel1.A1" office:value-type="string">
            <text:p text:style-name="P2">D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mkdir test</text:p>
      <text:p text:style-name="Standard"/>
      <text:p text:style-name="Standard"><text:span text:style-name="Teletype"><text:span text:style-name="T1">unzip -d test </text:span></text:span>Protea_oord_05.odt<text:line-break/></text:p>
      <text:p text:style-name="Standard">mv <text:s/>test/content.xml .</text:p>
      <text:p text:style-name="Standard"/>
      <text:p text:style-name="Standard"/>
      <text:p text:style-name="Standard">s_Emm="NOV"</text:p>
      <text:p text:style-name="Standard">s_JJ="09"</text:p>
      <text:p text:style-name="Standard">s_Amm="NOV"</text:p>
      <text:p text:style-name="Standard">s_Kaartjie=""</text:p>
      <text:p text:style-name="Standard">s_Naam='Mrs~M~S~Nel'</text:p>
      <text:p text:style-name="Standard"># To-do: Get rid of the "tildes"!</text:p>
      <text:p text:style-name="Standard">s_nommer=202</text:p>
      <text:p text:style-name="Standard">s_MM="11"</text:p>
      <text:p text:style-name="Standard">#</text:p>
      <text:p text:style-name="Standard">gawk <text:s/>-v var_Emm=$s_Emm <text:s/>-v var_JJ=$s_JJ <text:s/>-v var_Amm=$s_Amm <text:s/>-v var_Kaartjie=$s_Kaartjie <text:s/>-v var_Naam=$s_Naam <text:s/>-v var_unit=$s_nommer <text:s/>-v var_MM=$s_MM '{gsub("Emm",var_Emm); gsub("JJ",var_JJ); gsub("Amm",var_Amm); gsub("Kaartjie",var_Kaartjie); gsub("Naam",var_Naam); gsub("XX",var_unit); gsub("MM",var_MM)}; {gsub("~"," ")}; {print $0}' content.xml &gt;test/content.xml</text:p>
      <text:p text:style-name="Standard"><text:soft-page-break/># Change to the appropriate sub directory.</text:p>
      <text:p text:style-name="Standard">cd test</text:p>
      <text:p text:style-name="Standard">#</text:p>
      <text:p text:style-name="Standard"># Compress (zip) all the files to an OpenOffice.org file (of type .odt)</text:p>
      <text:p text:style-name="Standard">#</text:p>
      <text:p text:style-name="Standard"><text:span text:style-name="Teletype"><text:span text:style-name="T1">zip -r ../Eenheid$Eenheid.odt *</text:span></text:span></text:p>
      <text:p text:style-name="Standard">#</text:p>
      <text:p text:style-name="Standard"># Return from the sub directory.</text:p>
      <text:p text:style-name="Standard">#</text:p>
      <text:p text:style-name="Standard">cd ..</text:p>
      <text:p text:style-name="Standard"/>
      <text:p text:style-name="Standard">cat Residents.csv |gawk 'BEGIN{FS=","}; NR&gt;1 {{print "s_nommer=" $1 "; s_Naam="$2 ";" }; {./skrip.sh} }'</text:p>
      <text:p text:style-name="Standard"/>
      <text:p text:style-name="Standard">cat Month_list.csv |gawk -v var_MM=$s_MM 'BEGIN{ FS=","}; $1==var_MM {print "s_Emm=" $2 "; s_Amm=" $3}'</text:p>
      <text:p text:style-name="Standard"/>
      <text:p text:style-name="Standard">cat Residents.csv |gawk -v var_unit=$s_nommer 'BEGIN{FS=","}; {NR&gt;1; $1==var_unit } {print "s_nommer=" $1 "; s_Naam="$2 ";" }'</text:p>
      <text:p text:style-name="Standard"/>
      <text:p text:style-name="Standard">lewer:</text:p>
      <text:p text:style-name="Standard">s_Emm="NOV"; s_Amm="NOV"</text:p>
      <text:p text:style-name="Standard"/>
      <text:p text:style-name="Standard">for s_nommer in `seq 1 202` ; do echo $s_nommer; <text:s/>done</text:p>
      <text:p text:style-name="P3"/>
      <text:p text:style-name="P3"/>
      <text:p text:style-name="P3">soffice -pt "\\server\queue" abc.doc abc.doc<text:line-break/><text:line-break/>"C:\Program Files\OpenOffice.org 2.3\program\soffice.exe" -pt "Lexmark T640 (MS)" "c:\excel_documents\AAA_TEST_DMHM_53317_696204.xls" <text:line-break/></text:p>
      <text:p text:style-name="P3"/>
      <text:p text:style-name="Standard">rmdir -p test</text:p>
      <text:p text:style-name="Standard"/>
      <text:p text:style-name="Standard"/>
      <text:p text:style-name="Standard"><text:line-break/><text:line-break/><text:a xlink:type="simple" xlink:href="http://www.xml.com/pub/a/2005/01/26/hacking-ooo.html"><text:span text:style-name="Teletype"><text:span text:style-name="T1">http://www.xml.com/pub/a/2005/01/26/hacking-ooo.html</text:span></text:span></text:a><text:line-break/><text:line-break/><text:line-break/><text:line-break/><text:span text:style-name="Teletype"><text:span text:style-name="T1">unzip -d test test.sxw</text:span></text:span><text:line-break/><text:line-break/><text:line-break/><text:line-break/><text:span text:style-name="Teletype"><text:span text:style-name="T1">zip -r ../newdoc.sxw *</text:span></text:span><text:line-break/><text:line-break/></text:p>
      <text:p text:style-name="Standard"/>
      <text:p text:style-name="Standard">Archive: <text:s/>Protea_oord_05.odt</text:p>
      <text:p text:style-name="Standard"><text:s/>extracting: test/mimetype <text:s text:c="10"/></text:p>
      <text:p text:style-name="Standard"><text:s text:c="3"/>creating: test/Configurations2/statusbar/</text:p>
      <text:p text:style-name="Standard"><text:s text:c="2"/>inflating: test/Configurations2/accelerator/current.xml <text:s/></text:p>
      <text:p text:style-name="Standard"><text:soft-page-break/><text:s text:c="3"/>creating: test/Configurations2/floater/</text:p>
      <text:p text:style-name="Standard"><text:s text:c="3"/>creating: test/Configurations2/popupmenu/</text:p>
      <text:p text:style-name="Standard"><text:s text:c="3"/>creating: test/Configurations2/progressbar/</text:p>
      <text:p text:style-name="Standard"><text:s text:c="3"/>creating: test/Configurations2/menubar/</text:p>
      <text:p text:style-name="Standard"><text:s text:c="3"/>creating: test/Configurations2/toolbar/</text:p>
      <text:p text:style-name="Standard"><text:s text:c="3"/>creating: test/Configurations2/images/Bitmaps/</text:p>
      <text:p text:style-name="Standard"><text:s text:c="2"/>inflating: test/content.xml <text:s text:c="7"/></text:p>
      <text:p text:style-name="Standard"><text:s text:c="2"/>inflating: test/styles.xml <text:s text:c="8"/></text:p>
      <text:p text:style-name="Standard"><text:s/>extracting: test/meta.xml <text:s text:c="10"/></text:p>
      <text:p text:style-name="Standard"><text:s text:c="2"/>inflating: test/Thumbnails/thumbnail.png <text:s/></text:p>
      <text:p text:style-name="Standard"><text:s text:c="2"/>inflating: test/settings.xml <text:s text:c="6"/></text:p>
      <text:p text:style-name="Standard"><text:s text:c="2"/>inflating: test/META-INF/manifest.xml <text:s/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af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af" fo:country="Z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1T09:52:19</meta:creation-date>
    <dc:date>2009-11-06T21:28:09</dc:date>
    <meta:editing-duration>PT130H17M17S</meta:editing-duration>
    <meta:editing-cycles>4</meta:editing-cycles>
    <meta:generator>OpenOffice.org/3.1$Linux OpenOffice.org_project/310m19$Build-9420</meta:generator>
    <meta:document-statistic meta:table-count="1" meta:image-count="0" meta:object-count="0" meta:page-count="4" meta:paragraph-count="117" meta:word-count="655" meta:character-count="4659"/>
  </office:meta>
</office:document-meta>
</file>